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Default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Default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Default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 table:number-rows-repeated="10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table:style-name="Default"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Default"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12"/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2:32:24.106655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2T16:28:51.291431611</dc:date>
    <meta:editing-duration>PT12H5M5S</meta:editing-duration>
    <meta:editing-cycles>72</meta:editing-cycles>
    <meta:generator>LibreOffice/6.0.7.3$Linux_X86_64 LibreOffice_project/00m0$Build-3</meta:generator>
    <meta:document-statistic meta:table-count="6" meta:cell-count="378" meta:object-count="0"/>
  </office:meta>
</office:document-meta>
</file>